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1.5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1.464cm"/>
    </style:style>
    <style:style style:name="gr7" style:family="graphic" style:parent-style-name="standard">
      <style:graphic-properties svg:stroke-width="0.203cm" svg:stroke-color="#00008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dash" draw:stroke-dash="Fine_20_Dotted" draw:textarea-horizontal-align="center" draw:textarea-vertical-align="middle"/>
    </style:style>
    <style:style style:name="gr9" style:family="graphic" style:parent-style-name="objectwithoutfill">
      <style:graphic-properties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203cm" svg:stroke-color="#ff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13.587cm" svg:height="7.366cm" svg:x="7.441cm" svg:y="12.66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86cm" svg:height="0.286cm" svg:x="7.255cm" svg:y="12.50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36cm" svg:height="0.156cm" svg:x="20.86cm" svg:y="12.50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1cm" svg:height="0.281cm" svg:x="14.224cm" svg:y="12.50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7.255cm" svg:y="16.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14.091cm" svg:y="16.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7.255cm" svg:y="19.90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1cm" svg:height="0.281cm" svg:x="20.86cm" svg:y="19.90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1cm" svg:height="0.281cm" svg:x="14.224cm" svg:y="19.90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36cm" svg:height="0.156cm" svg:x="20.86cm" svg:y="16.30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custom-shape draw:style-name="gr1" draw:text-style-name="P1" draw:layer="layout" svg:width="13.587cm" svg:height="7.366cm" svg:x="2.742cm" svg:y="1.353cm">
          <text:p text:style-name="P2"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4.933cm" svg:height="2.075cm" svg:x="20.855cm" svg:y="4.307cm">
            <text:p text:style-name="P2"/>
            <draw:enhanced-geometry svg:viewBox="0 0 21600 21600" draw:type="rectangle" draw:enhanced-path="M 0 0 L 21600 0 21600 21600 0 21600 0 0 Z N"/>
          </draw:custom-shape>
          <draw:frame draw:style-name="gr4" draw:layer="layout" svg:width="2.187cm" svg:height="1.038cm" svg:x="18.769cm" svg:y="6.187cm">
            <draw:text-box>
              <text:p text:style-name="P2">(-1,-1)</text:p>
            </draw:text-box>
          </draw:frame>
          <draw:frame draw:style-name="gr4" draw:layer="layout" svg:width="2.018cm" svg:height="1.038cm" svg:x="22.341cm" svg:y="6.187cm">
            <draw:text-box>
              <text:p text:style-name="P2">(0,-1)</text:p>
            </draw:text-box>
          </draw:frame>
          <draw:frame draw:style-name="gr4" draw:layer="layout" svg:width="1.975cm" svg:height="1.038cm" svg:x="25.824cm" svg:y="6.387cm">
            <draw:text-box>
              <text:p text:style-name="P2">(1,-1)</text:p>
            </draw:text-box>
          </draw:frame>
          <draw:frame draw:style-name="gr5" draw:text-style-name="P2" draw:layer="layout" svg:width="2.025cm" svg:height="1.064cm" svg:x="18.825cm" svg:y="4.793cm">
            <draw:text-box>
              <text:p text:style-name="P2">(-1,0)</text:p>
            </draw:text-box>
          </draw:frame>
          <draw:frame draw:style-name="gr4" draw:layer="layout" svg:width="1.806cm" svg:height="1.038cm" svg:x="21.583cm" svg:y="4.757cm">
            <draw:text-box>
              <text:p text:style-name="P2">(0,0)</text:p>
            </draw:text-box>
          </draw:frame>
          <draw:frame draw:style-name="gr4" draw:layer="layout" svg:width="1.764cm" svg:height="1.038cm" svg:x="25.829cm" svg:y="4.757cm">
            <draw:text-box>
              <text:p text:style-name="P2">(1,0)</text:p>
            </draw:text-box>
          </draw:frame>
          <draw:frame draw:style-name="gr6" draw:text-style-name="P2" draw:layer="layout" svg:width="1.964cm" svg:height="1.064cm" svg:x="18.855cm" svg:y="3.335cm">
            <draw:text-box>
              <text:p text:style-name="P2">(-1,1)</text:p>
            </draw:text-box>
          </draw:frame>
          <draw:frame draw:style-name="gr4" draw:layer="layout" svg:width="1.747cm" svg:height="1.038cm" svg:x="22.477cm" svg:y="3.335cm">
            <draw:text-box>
              <text:p text:style-name="P2">(0,1)</text:p>
            </draw:text-box>
          </draw:frame>
          <draw:frame draw:style-name="gr4" draw:layer="layout" svg:width="1.704cm" svg:height="1.038cm" svg:x="25.859cm" svg:y="3.335cm">
            <draw:text-box>
              <text:p text:style-name="P2">(1,1)</text:p>
            </draw:text-box>
          </draw:frame>
          <draw:custom-shape draw:style-name="gr2" draw:text-style-name="P1" draw:layer="layout" svg:width="0.286cm" svg:height="0.286cm" svg:x="20.708cm" svg:y="6.17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3.178cm" svg:y="6.17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5.688cm" svg:y="6.20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0.708cm" svg:y="5.17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3.178cm" svg:y="5.17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5.672cm" svg:y="5.20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0.708cm" svg:y="4.17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3.178cm" svg:y="4.17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5.688cm" svg:y="4.20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" draw:text-style-name="P1" draw:layer="layout" svg:width="13.587cm" svg:height="7.366cm" svg:x="2.741cm" svg:y="1.353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86cm" svg:height="0.286cm" svg:x="2.555cm" svg:y="1.20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1cm" svg:height="0.281cm" svg:x="16.16cm" svg:y="1.20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1cm" svg:height="0.281cm" svg:x="9.524cm" svg:y="1.20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.555cm" svg:y="4.89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16.155cm" svg:y="4.89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9.391cm" svg:y="4.89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svg:x="2.555cm" svg:y="8.60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1cm" svg:height="0.281cm" svg:x="16.16cm" svg:y="8.60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1cm" svg:height="0.281cm" svg:x="9.524cm" svg:y="8.60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4" draw:layer="layout" svg:width="2.187cm" svg:height="1.038cm" svg:x="0.494cm" svg:y="8.815cm">
            <draw:text-box>
              <text:p text:style-name="P2">(-1,-1)</text:p>
            </draw:text-box>
          </draw:frame>
          <draw:frame draw:style-name="gr4" draw:layer="layout" svg:width="2.018cm" svg:height="1.038cm" svg:x="8.718cm" svg:y="8.815cm">
            <draw:text-box>
              <text:p text:style-name="P2">(0,-1)</text:p>
            </draw:text-box>
          </draw:frame>
          <draw:frame draw:style-name="gr4" draw:layer="layout" svg:width="1.975cm" svg:height="1.038cm" svg:x="16.251cm" svg:y="8.785cm">
            <draw:text-box>
              <text:p text:style-name="P2">(1,-1)</text:p>
            </draw:text-box>
          </draw:frame>
          <draw:frame draw:style-name="gr5" draw:text-style-name="P2" draw:layer="layout" svg:width="2.025cm" svg:height="1.064cm" svg:x="0.55cm" svg:y="4.521cm">
            <draw:text-box>
              <text:p text:style-name="P2">(-1,0)</text:p>
            </draw:text-box>
          </draw:frame>
          <draw:frame draw:style-name="gr4" draw:layer="layout" svg:width="1.806cm" svg:height="1.038cm" svg:x="7.677cm" svg:y="4.486cm">
            <draw:text-box>
              <text:p text:style-name="P2">(0,0)</text:p>
            </draw:text-box>
          </draw:frame>
          <draw:frame draw:style-name="gr4" draw:layer="layout" svg:width="1.764cm" svg:height="1.038cm" svg:x="16.556cm" svg:y="4.455cm">
            <draw:text-box>
              <text:p text:style-name="P2">(1,0)</text:p>
            </draw:text-box>
          </draw:frame>
          <draw:frame draw:style-name="gr6" draw:text-style-name="P2" draw:layer="layout" svg:width="1.964cm" svg:height="1.064cm" svg:x="0.58cm" svg:y="0.263cm">
            <draw:text-box>
              <text:p text:style-name="P2">(-1,1)</text:p>
            </draw:text-box>
          </draw:frame>
          <draw:frame draw:style-name="gr4" draw:layer="layout" svg:width="1.747cm" svg:height="1.038cm" svg:x="8.854cm" svg:y="0.263cm">
            <draw:text-box>
              <text:p text:style-name="P2">(0,1)</text:p>
            </draw:text-box>
          </draw:frame>
          <draw:frame draw:style-name="gr4" draw:layer="layout" svg:width="1.704cm" svg:height="1.038cm" svg:x="16.386cm" svg:y="0.233cm">
            <draw:text-box>
              <text:p text:style-name="P2">(1,1)</text:p>
            </draw:text-box>
          </draw:frame>
        </draw:g>
        <draw:frame draw:style-name="gr4" draw:layer="layout" svg:width="1.874cm" svg:height="1.038cm" svg:x="22.933cm" svg:y="13.982cm">
          <draw:text-box>
            <text:p text:style-name="P2">base</text:p>
          </draw:text-box>
        </draw:frame>
        <draw:g>
          <draw:custom-shape draw:style-name="gr3" draw:text-style-name="P1" draw:layer="layout" svg:width="4.933cm" svg:height="2.075cm" draw:transform="rotate (-0.436506845924886) translate (15.607cm 13.437cm)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86cm" svg:height="0.286cm" draw:transform="rotate (-0.436506845924886) translate (14.684cm 15.069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draw:transform="rotate (-0.436506845924886) translate (16.922cm 16.113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draw:transform="rotate (-0.436506845924886) translate (19.184cm 17.201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draw:transform="rotate (-0.436506845924886) translate (15.107cm 14.163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draw:transform="rotate (-0.436506845924886) translate (17.345cm 15.207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draw:transform="rotate (-0.436506845924886) translate (19.593cm 16.288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draw:transform="rotate (-0.436506845924886) translate (15.529cm 13.256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draw:transform="rotate (-0.436506845924886) translate (17.768cm 14.301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286cm" svg:height="0.286cm" draw:transform="rotate (-0.436506845924886) translate (20.03cm 15.389cm)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custom-shape draw:style-name="gr7" draw:text-style-name="P1" draw:layer="layout" svg:width="0.659cm" svg:height="0.642cm" svg:x="20.687cm" svg:y="16.1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8" draw:text-style-name="P1" draw:layer="layout" svg:x1="20.99cm" svg:y1="17.428cm" svg:x2="7.479cm" svg:y2="17.428cm">
          <text:p text:style-name="P2"/>
        </draw:line>
        <draw:path draw:style-name="gr9" draw:text-style-name="P1" draw:layer="layout" svg:width="0.23cm" svg:height="1.693cm" svg:x="14.889cm" svg:y="15.623cm" svg:viewBox="0 0 231 1694" svg:d="m86 1694-53-384c-53-384-26-463-26-463l39-397 66-212 119-238">
          <text:p text:style-name="P2"/>
        </draw:path>
        <draw:custom-shape draw:style-name="gr10" draw:text-style-name="P1" draw:layer="layout" svg:width="0.584cm" svg:height="0.513cm" svg:x="18.988cm" svg:y="17.1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1" draw:text-style-name="P1" draw:layer="layout" svg:x1="20.955cm" svg:y1="16.387cm" svg:x2="19.403cm" svg:y2="17.304cm">
          <text:p text:style-name="P2"/>
        </draw:line>
        <draw:frame draw:style-name="gr4" draw:layer="layout" svg:width="2.682cm" svg:height="1.038cm" svg:x="22.583cm" svg:y="17.616cm">
          <draw:text-box>
            <text:p text:style-name="P2">position</text:p>
          </draw:text-box>
        </draw:frame>
        <draw:line draw:style-name="gr12" draw:text-style-name="P1" draw:layer="layout" svg:x1="22.613cm" svg:y1="18.027cm" svg:x2="20.496cm" svg:y2="17.039cm">
          <text:p text:style-name="P2"/>
        </draw:line>
        <draw:frame draw:style-name="gr4" draw:layer="layout" svg:width="2.047cm" svg:height="1.038cm" svg:x="14.898cm" svg:y="16.041cm">
          <draw:text-box>
            <text:p text:style-name="P2">angle</text:p>
          </draw:text-box>
        </draw:frame>
        <draw:frame draw:style-name="gr4" draw:layer="layout" svg:width="2.437cm" svg:height="1.038cm" draw:transform="rotate (-0.446280689736052) translate (16.37cm 14.884cm)">
          <draw:text-box>
            <text:p text:style-name="P2">anchor</text:p>
          </draw:text-box>
        </draw:frame>
        <draw:line draw:style-name="gr12" draw:text-style-name="P1" draw:layer="layout" svg:x1="18.168cm" svg:y1="16.369cm" svg:x2="19.014cm" svg:y2="17.109cm">
          <text:p text:style-name="P2"/>
        </draw:line>
        <draw:line draw:style-name="gr12" draw:text-style-name="P1" draw:layer="layout" svg:x1="23.001cm" svg:y1="14.499cm" svg:x2="21.343cm" svg:y2="16.157cm">
          <text:p text:style-name="P2"/>
        </draw:line>
        <draw:custom-shape draw:style-name="gr7" draw:text-style-name="P1" draw:layer="layout" svg:width="0.659cm" svg:height="0.642cm" svg:x="15.988cm" svg:y="4.7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layer="layout" svg:width="0.616cm" svg:height="0.542cm" svg:x="25.489cm" svg:y="6.1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layer="layout" svg:width="1.874cm" svg:height="1.038cm" svg:x="12.629cm" svg:y="3.26cm">
          <draw:text-box>
            <text:p text:style-name="P2">base</text:p>
          </draw:text-box>
        </draw:frame>
        <draw:frame draw:style-name="gr4" draw:layer="layout" svg:width="2.437cm" svg:height="1.038cm" svg:x="22.145cm" svg:y="7.948cm">
          <draw:text-box>
            <text:p text:style-name="P2">anchor</text:p>
          </draw:text-box>
        </draw:frame>
        <draw:line draw:style-name="gr12" draw:text-style-name="P1" draw:layer="layout" svg:x1="14.482cm" svg:y1="4.085cm" svg:x2="15.828cm" svg:y2="4.735cm">
          <text:p text:style-name="P2"/>
        </draw:line>
        <draw:line draw:style-name="gr12" draw:text-style-name="P1" draw:layer="layout" svg:x1="24.416cm" svg:y1="8.124cm" svg:x2="25.437cm" svg:y2="6.824cm">
          <text:p text:style-name="P2"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rk Phillips</meta:initial-creator>
    <meta:creation-date>2009-01-31T22:33:18</meta:creation-date>
    <dc:creator>Mark Phillips</dc:creator>
    <dc:date>2009-10-28T10:48:50</dc:date>
    <meta:editing-cycles>10</meta:editing-cycles>
    <meta:editing-duration>PT58M53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